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0ab4f3" officeooo:paragraph-rsid="000ab4f3"/>
    </style:style>
    <style:style style:name="P5" style:family="paragraph" style:parent-style-name="Title">
      <style:text-properties officeooo:rsid="000ab4f3" officeooo:paragraph-rsid="000ab4f3"/>
    </style:style>
    <style:style style:name="P6" style:family="paragraph" style:parent-style-name="Heading_20_3">
      <style:paragraph-properties fo:break-before="page"/>
      <style:text-properties officeooo:paragraph-rsid="000ab4f3"/>
    </style:style>
    <style:style style:name="P7" style:family="paragraph" style:parent-style-name="Heading_20_3">
      <style:text-properties fo:font-weight="bold" officeooo:rsid="000bd995" officeooo:paragraph-rsid="000ab4f3" style:font-weight-asian="bold" style:font-weight-complex="bold"/>
    </style:style>
    <style:style style:name="P8" style:family="paragraph" style:parent-style-name="Text_20_body">
      <style:text-properties fo:font-weight="bold" officeooo:paragraph-rsid="000ab4f3" style:font-weight-asian="bold" style:font-weight-complex="bold"/>
    </style:style>
    <style:style style:name="P9" style:family="paragraph" style:parent-style-name="Heading_20_3">
      <style:paragraph-properties fo:break-before="page"/>
      <style:text-properties officeooo:rsid="000bd995" officeooo:paragraph-rsid="000ab4f3"/>
    </style:style>
    <style:style style:name="P10" style:family="paragraph" style:parent-style-name="Text_20_body">
      <style:text-properties fo:font-weight="normal" officeooo:rsid="000fb29d" officeooo:paragraph-rsid="000ab4f3" style:font-weight-asian="normal" style:font-weight-complex="normal"/>
    </style:style>
    <style:style style:name="P11" style:family="paragraph" style:parent-style-name="Text_20_body">
      <style:paragraph-properties fo:line-height="115%"/>
      <style:text-properties officeooo:rsid="000af200" officeooo:paragraph-rsid="000ab4f3"/>
    </style:style>
    <style:style style:name="P12" style:family="paragraph" style:parent-style-name="Heading_20_3">
      <style:text-properties fo:font-weight="bold" officeooo:rsid="000fb29d" officeooo:paragraph-rsid="000ab4f3" style:font-weight-asian="bold" style:font-weight-complex="bold"/>
    </style:style>
    <style:style style:name="P13" style:family="paragraph" style:parent-style-name="Heading_20_1">
      <style:paragraph-properties fo:break-before="page"/>
      <style:text-properties officeooo:rsid="000ab4f3" officeooo:paragraph-rsid="000ab4f3"/>
    </style:style>
    <style:style style:name="P14" style:family="paragraph" style:parent-style-name="Heading_20_2">
      <style:paragraph-properties fo:margin-left="0cm" fo:margin-right="0cm" fo:text-indent="0cm" style:auto-text-indent="false"/>
      <style:text-properties officeooo:paragraph-rsid="000ab4f3"/>
    </style:style>
    <style:style style:name="P15" style:family="paragraph" style:parent-style-name="Standard" style:list-style-name="L19"/>
    <style:style style:name="P16" style:family="paragraph" style:parent-style-name="Text_20_body" style:list-style-name="L1">
      <style:text-properties fo:font-weight="normal" officeooo:rsid="000bd995" officeooo:paragraph-rsid="000ab4f3" style:font-weight-asian="normal" style:font-weight-complex="normal"/>
    </style:style>
    <style:style style:name="P17" style:family="paragraph" style:parent-style-name="Text_20_body" style:list-style-name="L2">
      <style:text-properties fo:font-weight="normal" officeooo:rsid="000bd995" officeooo:paragraph-rsid="000ab4f3" style:font-weight-asian="normal" style:font-weight-complex="normal"/>
    </style:style>
    <style:style style:name="P18" style:family="paragraph" style:parent-style-name="Text_20_body" style:list-style-name="L4">
      <style:text-properties fo:font-weight="normal" officeooo:rsid="000bd995" officeooo:paragraph-rsid="000ab4f3" style:font-weight-asian="normal" style:font-weight-complex="normal"/>
    </style:style>
    <style:style style:name="P19" style:family="paragraph" style:parent-style-name="Text_20_body" style:list-style-name="L9">
      <style:text-properties fo:font-weight="normal" officeooo:rsid="000bd995" officeooo:paragraph-rsid="000ab4f3" style:font-weight-asian="normal" style:font-weight-complex="normal"/>
    </style:style>
    <style:style style:name="P20" style:family="paragraph" style:parent-style-name="Text_20_body" style:list-style-name="L7">
      <style:text-properties fo:font-weight="normal" officeooo:rsid="000bd995" officeooo:paragraph-rsid="000ab4f3" style:font-weight-asian="normal" style:font-weight-complex="normal"/>
    </style:style>
    <style:style style:name="P21" style:family="paragraph" style:parent-style-name="Text_20_body" style:list-style-name="L17">
      <style:text-properties fo:font-weight="normal" officeooo:rsid="000bd995" officeooo:paragraph-rsid="000ab4f3" style:font-weight-asian="normal" style:font-weight-complex="normal"/>
    </style:style>
    <style:style style:name="P22" style:family="paragraph" style:parent-style-name="Text_20_body" style:list-style-name="L20">
      <style:text-properties fo:font-weight="normal" officeooo:rsid="000bd995" officeooo:paragraph-rsid="000ab4f3" style:font-weight-asian="normal" style:font-weight-complex="normal"/>
    </style:style>
    <style:style style:name="P23" style:family="paragraph" style:parent-style-name="Text_20_body" style:list-style-name="L1">
      <style:text-properties fo:font-weight="normal" officeooo:rsid="000fb29d" officeooo:paragraph-rsid="000ab4f3" style:font-weight-asian="normal" style:font-weight-complex="normal"/>
    </style:style>
    <style:style style:name="P24" style:family="paragraph" style:parent-style-name="Text_20_body" style:list-style-name="L1">
      <style:text-properties fo:font-weight="normal" officeooo:rsid="000fb29d" officeooo:paragraph-rsid="000bc007" style:font-weight-asian="normal" style:font-weight-complex="normal"/>
    </style:style>
    <style:style style:name="P25" style:family="paragraph" style:parent-style-name="Text_20_body" style:list-style-name="L2">
      <style:text-properties fo:font-weight="normal" officeooo:rsid="000fb29d" officeooo:paragraph-rsid="000ab4f3" style:font-weight-asian="normal" style:font-weight-complex="normal"/>
    </style:style>
    <style:style style:name="P26" style:family="paragraph" style:parent-style-name="Text_20_body" style:list-style-name="L4">
      <style:text-properties fo:font-weight="normal" officeooo:rsid="000fb29d" officeooo:paragraph-rsid="000ab4f3" style:font-weight-asian="normal" style:font-weight-complex="normal"/>
    </style:style>
    <style:style style:name="P27" style:family="paragraph" style:parent-style-name="Text_20_body" style:list-style-name="L5">
      <style:text-properties fo:font-weight="normal" officeooo:rsid="000fb29d" officeooo:paragraph-rsid="000ab4f3" style:font-weight-asian="normal" style:font-weight-complex="normal"/>
    </style:style>
    <style:style style:name="P28" style:family="paragraph" style:parent-style-name="Text_20_body" style:list-style-name="L6">
      <style:text-properties fo:font-weight="normal" officeooo:rsid="000fb29d" officeooo:paragraph-rsid="000ab4f3" style:font-weight-asian="normal" style:font-weight-complex="normal"/>
    </style:style>
    <style:style style:name="P29" style:family="paragraph" style:parent-style-name="Text_20_body" style:list-style-name="L7">
      <style:text-properties fo:font-weight="normal" officeooo:rsid="000fb29d" officeooo:paragraph-rsid="000ab4f3" style:font-weight-asian="normal" style:font-weight-complex="normal"/>
    </style:style>
    <style:style style:name="P30" style:family="paragraph" style:parent-style-name="Text_20_body" style:list-style-name="L8">
      <style:text-properties fo:font-weight="normal" officeooo:rsid="000fb29d" officeooo:paragraph-rsid="000ab4f3" style:font-weight-asian="normal" style:font-weight-complex="normal"/>
    </style:style>
    <style:style style:name="P31" style:family="paragraph" style:parent-style-name="Text_20_body" style:list-style-name="L9">
      <style:text-properties fo:font-weight="normal" officeooo:rsid="000fb29d" officeooo:paragraph-rsid="000ab4f3" style:font-weight-asian="normal" style:font-weight-complex="normal"/>
    </style:style>
    <style:style style:name="P32" style:family="paragraph" style:parent-style-name="Text_20_body" style:list-style-name="L10">
      <style:text-properties fo:font-weight="normal" officeooo:rsid="000fb29d" officeooo:paragraph-rsid="000ab4f3" style:font-weight-asian="normal" style:font-weight-complex="normal"/>
    </style:style>
    <style:style style:name="P33" style:family="paragraph" style:parent-style-name="Text_20_body" style:list-style-name="L12">
      <style:text-properties fo:font-weight="normal" officeooo:rsid="000fb29d" officeooo:paragraph-rsid="000ab4f3" style:font-weight-asian="normal" style:font-weight-complex="normal"/>
    </style:style>
    <style:style style:name="P34" style:family="paragraph" style:parent-style-name="Text_20_body" style:list-style-name="L14">
      <style:text-properties fo:font-weight="normal" officeooo:rsid="000fb29d" officeooo:paragraph-rsid="000ab4f3" style:font-weight-asian="normal" style:font-weight-complex="normal"/>
    </style:style>
    <style:style style:name="P35" style:family="paragraph" style:parent-style-name="Text_20_body" style:list-style-name="L15">
      <style:text-properties fo:font-weight="normal" officeooo:rsid="000fb29d" officeooo:paragraph-rsid="000ab4f3" style:font-weight-asian="normal" style:font-weight-complex="normal"/>
    </style:style>
    <style:style style:name="P36" style:family="paragraph" style:parent-style-name="Text_20_body" style:list-style-name="L16">
      <style:text-properties fo:font-weight="normal" officeooo:rsid="000fb29d" officeooo:paragraph-rsid="000ab4f3" style:font-weight-asian="normal" style:font-weight-complex="normal"/>
    </style:style>
    <style:style style:name="P37" style:family="paragraph" style:parent-style-name="Text_20_body" style:list-style-name="L17">
      <style:text-properties fo:font-weight="normal" officeooo:rsid="000fb29d" officeooo:paragraph-rsid="000ab4f3" style:font-weight-asian="normal" style:font-weight-complex="normal"/>
    </style:style>
    <style:style style:name="P38" style:family="paragraph" style:parent-style-name="Text_20_body" style:list-style-name="L18">
      <style:text-properties fo:font-weight="normal" officeooo:rsid="000fb29d" officeooo:paragraph-rsid="000ab4f3" style:font-weight-asian="normal" style:font-weight-complex="normal"/>
    </style:style>
    <style:style style:name="P39" style:family="paragraph" style:parent-style-name="Text_20_body" style:list-style-name="L19">
      <style:text-properties fo:font-weight="normal" officeooo:rsid="000fb29d" officeooo:paragraph-rsid="000ab4f3" style:font-weight-asian="normal" style:font-weight-complex="normal"/>
    </style:style>
    <style:style style:name="P40" style:family="paragraph" style:parent-style-name="Text_20_body" style:list-style-name="L22">
      <style:text-properties fo:font-weight="normal" officeooo:rsid="000fb29d" officeooo:paragraph-rsid="000ab4f3" style:font-weight-asian="normal" style:font-weight-complex="normal"/>
    </style:style>
    <style:style style:name="P41" style:family="paragraph" style:parent-style-name="Text_20_body" style:list-style-name="L23">
      <style:text-properties fo:font-weight="normal" officeooo:rsid="000fb29d" officeooo:paragraph-rsid="000ab4f3" style:font-weight-asian="normal" style:font-weight-complex="normal"/>
    </style:style>
    <style:style style:name="P42" style:family="paragraph" style:parent-style-name="Text_20_body" style:list-style-name="L3">
      <style:text-properties fo:font-weight="normal" officeooo:rsid="00117f36" officeooo:paragraph-rsid="000ab4f3" style:font-weight-asian="normal" style:font-weight-complex="normal"/>
    </style:style>
    <style:style style:name="P43" style:family="paragraph" style:parent-style-name="Text_20_body" style:list-style-name="L7">
      <style:text-properties fo:font-weight="normal" officeooo:rsid="00117f36" officeooo:paragraph-rsid="000ab4f3" style:font-weight-asian="normal" style:font-weight-complex="normal"/>
    </style:style>
    <style:style style:name="P44" style:family="paragraph" style:parent-style-name="Text_20_body" style:list-style-name="L1">
      <style:text-properties fo:font-weight="normal" officeooo:rsid="000bc007" officeooo:paragraph-rsid="000bc007" style:font-weight-asian="normal" style:font-weight-complex="normal"/>
    </style:style>
    <style:style style:name="P45" style:family="paragraph" style:parent-style-name="Text_20_body" style:list-style-name="L7">
      <style:text-properties officeooo:rsid="000af200" officeooo:paragraph-rsid="000ab4f3"/>
    </style:style>
    <style:style style:name="P46" style:family="paragraph" style:parent-style-name="Text_20_body" style:list-style-name="L7">
      <style:paragraph-properties fo:break-before="page"/>
      <style:text-properties officeooo:rsid="000af200" officeooo:paragraph-rsid="000ab4f3"/>
    </style:style>
    <style:style style:name="P47" style:family="paragraph" style:parent-style-name="Text_20_body" style:list-style-name="L11">
      <style:text-properties officeooo:rsid="000af200" officeooo:paragraph-rsid="000ab4f3"/>
    </style:style>
    <style:style style:name="P48" style:family="paragraph" style:parent-style-name="Text_20_body" style:list-style-name="L19">
      <style:text-properties officeooo:rsid="000af200" officeooo:paragraph-rsid="000ab4f3"/>
    </style:style>
    <style:style style:name="P49" style:family="paragraph" style:parent-style-name="Text_20_body" style:list-style-name="L7">
      <style:text-properties officeooo:rsid="000bd995" officeooo:paragraph-rsid="000ab4f3"/>
    </style:style>
    <style:style style:name="P50" style:family="paragraph" style:parent-style-name="Text_20_body" style:list-style-name="L10">
      <style:text-properties officeooo:rsid="000bd995" officeooo:paragraph-rsid="000ab4f3"/>
    </style:style>
    <style:style style:name="P51" style:family="paragraph" style:parent-style-name="Text_20_body" style:list-style-name="L12">
      <style:text-properties officeooo:rsid="000bd995" officeooo:paragraph-rsid="000ab4f3"/>
    </style:style>
    <style:style style:name="P52" style:family="paragraph" style:parent-style-name="Text_20_body" style:list-style-name="L13">
      <style:text-properties officeooo:rsid="000bd995" officeooo:paragraph-rsid="000ab4f3"/>
    </style:style>
    <style:style style:name="P53" style:family="paragraph" style:parent-style-name="Text_20_body" style:list-style-name="L11">
      <style:text-properties officeooo:rsid="000bd995" officeooo:paragraph-rsid="000ab4f3"/>
    </style:style>
    <style:style style:name="P54" style:family="paragraph" style:parent-style-name="Text_20_body" style:list-style-name="L14">
      <style:text-properties officeooo:rsid="000bd995" officeooo:paragraph-rsid="000ab4f3"/>
    </style:style>
    <style:style style:name="P55" style:family="paragraph" style:parent-style-name="Text_20_body" style:list-style-name="L19">
      <style:text-properties officeooo:rsid="000bd995" officeooo:paragraph-rsid="000ab4f3"/>
    </style:style>
    <style:style style:name="P56" style:family="paragraph" style:parent-style-name="Text_20_body" style:list-style-name="L20">
      <style:text-properties officeooo:rsid="000bd995" officeooo:paragraph-rsid="000ab4f3"/>
    </style:style>
    <style:style style:name="P57" style:family="paragraph" style:parent-style-name="Text_20_body" style:list-style-name="L24">
      <style:text-properties officeooo:rsid="000bd995" officeooo:paragraph-rsid="000ab4f3"/>
    </style:style>
    <style:style style:name="P58" style:family="paragraph" style:parent-style-name="Text_20_body" style:list-style-name="L1">
      <style:text-properties officeooo:rsid="000bd995" officeooo:paragraph-rsid="000bc007"/>
    </style:style>
    <style:style style:name="P59" style:family="paragraph" style:parent-style-name="Text_20_body" style:list-style-name="L8">
      <style:text-properties officeooo:rsid="000fb29d" officeooo:paragraph-rsid="000ab4f3"/>
    </style:style>
    <style:style style:name="P60" style:family="paragraph" style:parent-style-name="Text_20_body" style:list-style-name="L9">
      <style:text-properties officeooo:rsid="000fb29d" officeooo:paragraph-rsid="000ab4f3"/>
    </style:style>
    <style:style style:name="P61" style:family="paragraph" style:parent-style-name="Text_20_body" style:list-style-name="L10">
      <style:text-properties officeooo:rsid="000fb29d" officeooo:paragraph-rsid="000ab4f3"/>
    </style:style>
    <style:style style:name="P62" style:family="paragraph" style:parent-style-name="Text_20_body" style:list-style-name="L12">
      <style:text-properties officeooo:rsid="000fb29d" officeooo:paragraph-rsid="000ab4f3"/>
    </style:style>
    <style:style style:name="P63" style:family="paragraph" style:parent-style-name="Text_20_body" style:list-style-name="L11">
      <style:text-properties officeooo:rsid="000fb29d" officeooo:paragraph-rsid="000ab4f3"/>
    </style:style>
    <style:style style:name="P64" style:family="paragraph" style:parent-style-name="Text_20_body" style:list-style-name="L14">
      <style:text-properties officeooo:rsid="000fb29d" officeooo:paragraph-rsid="000ab4f3"/>
    </style:style>
    <style:style style:name="P65" style:family="paragraph" style:parent-style-name="Text_20_body" style:list-style-name="L15">
      <style:text-properties officeooo:rsid="000fb29d" officeooo:paragraph-rsid="000ab4f3"/>
    </style:style>
    <style:style style:name="P66" style:family="paragraph" style:parent-style-name="Text_20_body" style:list-style-name="L19">
      <style:text-properties officeooo:rsid="000fb29d" officeooo:paragraph-rsid="000ab4f3"/>
    </style:style>
    <style:style style:name="P67" style:family="paragraph" style:parent-style-name="Text_20_body" style:list-style-name="L21">
      <style:text-properties officeooo:rsid="000fb29d" officeooo:paragraph-rsid="000ab4f3"/>
    </style:style>
    <style:style style:name="P68" style:family="paragraph" style:parent-style-name="Text_20_body" style:list-style-name="L22">
      <style:text-properties officeooo:rsid="000fb29d" officeooo:paragraph-rsid="000ab4f3"/>
    </style:style>
    <style:style style:name="P69" style:family="paragraph" style:parent-style-name="Text_20_body" style:list-style-name="L23">
      <style:text-properties officeooo:rsid="000fb29d" officeooo:paragraph-rsid="000ab4f3"/>
    </style:style>
    <style:style style:name="P70" style:family="paragraph" style:parent-style-name="Text_20_body" style:list-style-name="L1">
      <style:text-properties officeooo:rsid="000fb29d" officeooo:paragraph-rsid="000bc007"/>
    </style:style>
    <style:style style:name="P71" style:family="paragraph" style:parent-style-name="Text_20_body" style:list-style-name="L10">
      <style:text-properties officeooo:paragraph-rsid="000ab4f3"/>
    </style:style>
    <style:style style:name="P72" style:family="paragraph" style:parent-style-name="Text_20_body" style:list-style-name="L10">
      <style:text-properties officeooo:rsid="001030e1" officeooo:paragraph-rsid="000ab4f3"/>
    </style:style>
    <style:style style:name="P73" style:family="paragraph" style:parent-style-name="Text_20_body" style:list-style-name="L12">
      <style:text-properties officeooo:rsid="001030e1" officeooo:paragraph-rsid="000ab4f3"/>
    </style:style>
    <style:style style:name="P74" style:family="paragraph" style:parent-style-name="Text_20_body" style:list-style-name="L13">
      <style:text-properties officeooo:rsid="001030e1" officeooo:paragraph-rsid="000ab4f3"/>
    </style:style>
    <style:style style:name="P75" style:family="paragraph" style:parent-style-name="Text_20_body" style:list-style-name="L14">
      <style:text-properties officeooo:rsid="001030e1" officeooo:paragraph-rsid="000ab4f3"/>
    </style:style>
    <style:style style:name="P76" style:family="paragraph" style:parent-style-name="Text_20_body" style:list-style-name="L11">
      <style:text-properties officeooo:rsid="001030e1" officeooo:paragraph-rsid="000ab4f3"/>
    </style:style>
    <style:style style:name="P77" style:family="paragraph" style:parent-style-name="Text_20_body" style:list-style-name="L24">
      <style:text-properties officeooo:rsid="001030e1" officeooo:paragraph-rsid="000ab4f3"/>
    </style:style>
    <style:style style:name="P78" style:family="paragraph" style:parent-style-name="Text_20_body" style:list-style-name="L10">
      <style:text-properties officeooo:rsid="00117f36" officeooo:paragraph-rsid="000ab4f3"/>
    </style:style>
    <style:style style:name="P79" style:family="paragraph" style:parent-style-name="Text_20_body" style:list-style-name="L24">
      <style:text-properties officeooo:rsid="00117f36" officeooo:paragraph-rsid="000ab4f3"/>
    </style:style>
    <style:style style:name="P80" style:family="paragraph" style:parent-style-name="Text_20_body" style:list-style-name="L7">
      <style:text-properties officeooo:rsid="000f0f7a" officeooo:paragraph-rsid="000ab4f3"/>
    </style:style>
    <style:style style:name="P81" style:family="paragraph" style:parent-style-name="Text_20_body" style:list-style-name="L12">
      <style:text-properties officeooo:paragraph-rsid="000ab4f3"/>
    </style:style>
    <style:style style:name="P82" style:family="paragraph" style:parent-style-name="Text_20_body" style:list-style-name="L13">
      <style:text-properties officeooo:rsid="0010b7a9" officeooo:paragraph-rsid="000ab4f3"/>
    </style:style>
    <style:style style:name="P83" style:family="paragraph" style:parent-style-name="Text_20_body" style:list-style-name="L24">
      <style:text-properties officeooo:paragraph-rsid="000ab4f3"/>
    </style:style>
    <style:style style:name="T1" style:family="text">
      <style:text-properties style:text-underline-style="none"/>
    </style:style>
    <style:style style:name="T2" style:family="text">
      <style:text-properties officeooo:rsid="000fb29d"/>
    </style:style>
    <style:style style:name="T3" style:family="text">
      <style:text-properties officeooo:rsid="000f852d"/>
    </style:style>
    <style:style style:name="T4" style:family="text">
      <style:text-properties officeooo:rsid="00117f3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fb29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bd995"/>
    </style:style>
    <style:style style:name="T9" style:family="text">
      <style:text-properties officeooo:rsid="000af200"/>
    </style:style>
    <style:style style:name="T10" style:family="text">
      <style:text-properties officeooo:rsid="001030e1"/>
    </style:style>
    <style:style style:name="T11" style:family="text">
      <style:text-properties officeooo:rsid="0010b7a9"/>
    </style:style>
    <style:style style:name="T12" style:family="text">
      <style:text-properties officeooo:rsid="0012f2df"/>
    </style:style>
    <style:style style:name="T13" style:family="text">
      <style:text-properties officeooo:rsid="000bc00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pécification Fonctionnelles</text:p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"><text:a xlink:type="simple" xlink:href="#__RefHeading___Toc991_4251685383" text:style-name="Index_20_Link" text:visited-style-name="Index_20_Link">Fonctionnalités :<text:tab/>1</text:a></text:p>
          <text:p text:style-name="P2"><text:a xlink:type="simple" xlink:href="#__RefHeading___Toc982_4251685383" text:style-name="Index_20_Link" text:visited-style-name="Index_20_Link">Users-Stories :<text:tab/>1</text:a></text:p>
          <text:p text:style-name="P3"><text:a xlink:type="simple" xlink:href="#__RefHeading___Toc851_4251685383" text:style-name="Index_20_Link" text:visited-style-name="Index_20_Link">En tant qu’Administrateur :<text:tab/>1</text:a></text:p>
          <text:p text:style-name="P3"><text:a xlink:type="simple" xlink:href="#__RefHeading___Toc853_4251685383" text:style-name="Index_20_Link" text:visited-style-name="Index_20_Link">En tant qu’Entraîneur :<text:tab/>3</text:a></text:p>
          <text:p text:style-name="P3"><text:a xlink:type="simple" xlink:href="#__RefHeading___Toc855_4251685383" text:style-name="Index_20_Link" text:visited-style-name="Index_20_Link">En tant que Rameur :<text:tab/>6</text:a></text:p>
          <text:p text:style-name="P2"><text:a xlink:type="simple" xlink:href="#__RefHeading___Toc993_4251685383" text:style-name="Index_20_Link" text:visited-style-name="Index_20_Link">Users Case :<text:tab/>7</text:a></text:p>
        </text:index-body>
      </text:table-of-content>
      <text:p text:style-name="P4"/>
      <text:h text:style-name="P13" text:outline-level="1" text:is-list-header="true"><text:bookmark-start text:name="__RefHeading___Toc991_4251685383"/>Fonctionnalités<text:span text:style-name="T1"> :</text:span><text:bookmark-end text:name="__RefHeading___Toc991_4251685383"/></text:h>
      <text:h text:style-name="Heading_20_2" text:outline-level="2"><text:bookmark-start text:name="__RefHeading___Toc982_4251685383"/><text:span text:style-name="T1">Users-Stories</text:span> :<text:bookmark-end text:name="__RefHeading___Toc982_4251685383"/></text:h>
      <text:h text:style-name="P7" text:outline-level="3"><text:bookmark-start text:name="__RefHeading___Toc851_4251685383"/><text:span text:style-name="T2">En tant qu’</text:span>Administrateur :<text:bookmark-end text:name="__RefHeading___Toc851_4251685383"/></text:h>
      <text:list xml:id="list1383037703" text:style-name="L1">
        <text:list-item>
          <text:p text:style-name="P16">Je peux me connecter </text:p>
        </text:list-item>
        <text:list-item>
          <text:p text:style-name="P23">Je peux choisir </text:p>
          <text:list>
            <text:list-item>
              <text:p text:style-name="P44">de visualiser mon profil</text:p>
            </text:list-item>
            <text:list-item>
              <text:p text:style-name="P23">de visualiser <text:span text:style-name="T13">tous </text:span>les utilisateurs </text:p>
            </text:list-item>
            <text:list-item>
              <text:p text:style-name="P23">de visualiser les groupes </text:p>
            </text:list-item>
            <text:list-item>
              <text:p text:style-name="P23">de me déconnecter</text:p>
            </text:list-item>
          </text:list>
        </text:list-item>
        <text:list-item>
          <text:p text:style-name="P58">Je peux visualiser mon profil (Nom, Prénom, Titre (rameurs ou entraîneurs), Téléphone, Mail ) </text:p>
          <text:list>
            <text:list-item>
              <text:p text:style-name="P58">Je peux modifier mon mot de passe <text:span text:style-name="T2">uniquement si le dernier changement date de 15 jours</text:span></text:p>
              <text:list>
                <text:list-item>
                  <text:p text:style-name="P70">Je saisi mon nouveau mot de passe</text:p>
                </text:list-item>
                <text:list-item>
                  <text:p text:style-name="P70">Je confirme mon nouveau mot de passe en le saisissant une deuxième fois</text:p>
                </text:list-item>
                <text:list-item>
                  <text:p text:style-name="P70">Je peux annuler la modification en cours de mon mot de passe</text:p>
                </text:list-item>
                <text:list-item>
                  <text:p text:style-name="P70">Je peux valider la modification uniquement si le nouveau mot de passe est différent des 5 derniers anciens mots de passes.</text:p>
                  <text:list>
                    <text:list-item>
                      <text:p text:style-name="P70">Je suis notifié que ma modification <text:span text:style-name="T7">a bien été faite</text:span></text:p>
                    </text:list-item>
                    <text:list-item>
                      <text:p text:style-name="P24">Je suis notifié si il y a une erreu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Je peux visualiser l’ensemble des <text:span text:style-name="T2">utilisateur</text:span> <text:span text:style-name="T2">dans une liste</text:span></text:p>
          <text:list>
            <text:list-item>
              <text:p text:style-name="P23">Je vois une distinction de couleur entre les rameurs et les entraîneurs</text:p>
            </text:list-item>
            <text:list-item>
              <text:p text:style-name="P16">Je peux créer un nouve<text:span text:style-name="T3">l</text:span> <text:span text:style-name="T3">utilisateur</text:span>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17">Je dois spécifier si c’est un rameur ou entraîneur</text:p>
                </text:list-item>
                <text:list-item>
                  <text:p text:style-name="P17">Je dois spécifier son nom et prénom</text:p>
                </text:list-item>
                <text:list-item>
                  <text:p text:style-name="P17">Je peux ajouter son numéro de téléphone</text:p>
                </text:list-item>
                <text:list-item>
                  <text:p text:style-name="P17">Je peux ajouter son e-mail</text:p>
                </text:list-item>
                <text:list-item>
                  <text:p text:style-name="P17">Je peux annuler la création en cours du compte</text:p>
                </text:list-item>
                <text:list-item>
                  <text:p text:style-name="P17">Je peux terminer la création du compte uniquement si le titre, le nom et prénom ont été fournis.</text:p>
                  <text:list>
                    <text:list-item>
                      <text:p text:style-name="P25"><text:soft-page-break/>Je peux voir que mon utilisateur a bien été créer</text:p>
                    </text:list-item>
                  </text:list>
                </text:list-item>
              </text:list>
            </text:list-item>
          </text:list>
        </text:list-item>
      </text:list>
      <text:list xml:id="list201710103843184" text:continue-list="list1383037703" text:style-name="L1">
        <text:list-item>
          <text:list>
            <text:list-item>
              <text:p text:style-name="P23">Je peux voir chaque profil (Nom, Prénom, Titre, Numéro de Téléphone, E-mail)</text:p>
            </text:list-item>
          </text:list>
        </text:list-item>
      </text:list>
      <text:list text:style-name="L3">
        <text:list-item>
          <text:list>
            <text:list-item>
              <text:p text:style-name="P42">Je peux voir le groupe ou les groupes auquel il appartient si il fait parti d’un groupe ou plusieurs groupes</text:p>
            </text:list-item>
          </text:list>
        </text:list-item>
      </text:list>
      <text:list xml:id="list201710561130500" text:continue-list="list201710103843184" text:style-name="L1">
        <text:list-item>
          <text:list>
            <text:list-item>
              <text:p text:style-name="P23">Je peux modifier chaque profil 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26">Je peux modifier son titre</text:p>
                </text:list-item>
                <text:list-item>
                  <text:p text:style-name="P26">Je peux modifier son nom et prénom</text:p>
                </text:list-item>
                <text:list-item>
                  <text:p text:style-name="P18">Je peux <text:span text:style-name="T2">modifier</text:span> son numéro de téléphone</text:p>
                </text:list-item>
                <text:list-item>
                  <text:p text:style-name="P18">Je peux <text:span text:style-name="T2">modifier</text:span> son e-mail</text:p>
                </text:list-item>
                <text:list-item>
                  <text:p text:style-name="P18">Je peux annuler la <text:span text:style-name="T2">modification</text:span> en cours du compte</text:p>
                </text:list-item>
                <text:list-item>
                  <text:p text:style-name="P18">Je peux <text:span text:style-name="T2">valider</text:span> la <text:span text:style-name="T2">modification uniquement s’il y a eu au moins un changement</text:span></text:p>
                  <text:list>
                    <text:list-item>
                      <text:p text:style-name="P26">Je peux voir que ma modification a bien été faite</text:p>
                    </text:list-item>
                  </text:list>
                </text:list-item>
              </text:list>
            </text:list-item>
          </text:list>
        </text:list-item>
      </text:list>
      <text:list xml:id="list201710411767933" text:continue-list="list201710561130500" text:style-name="L1">
        <text:list-item>
          <text:list>
            <text:list-item>
              <text:p text:style-name="P16">Je peux supprimer un ou plusieurs comptes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27">On me demande de confirmer mon choix</text:p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p text:style-name="P28">Je peux voir que ma suppression a bien été faite</text:p>
                    </text:list-item>
                  </text:list>
                </text:list-item>
              </text:list>
            </text:list-item>
          </text:list>
        </text:list-item>
      </text:list>
      <text:list xml:id="list201710988100143" text:continue-list="list201710411767933" text:style-name="L1">
        <text:list-item>
          <text:p text:style-name="P23">Je peux visualiser l’ensemble des groupes <text:span text:style-name="T4">de rameurs</text:span> dans une liste</text:p>
          <text:list>
            <text:list-item>
              <text:p text:style-name="P16">Je peux créer des <text:span text:style-name="T2">nouveaux </text:span>groupes <text:span text:style-name="T4">de rameurs</text:span></text:p>
              <text:list>
                <text:list-item>
                  <text:p text:style-name="P23">Je dois nommer le groupe</text:p>
                </text:list-item>
                <text:list-item>
                  <text:p text:style-name="P23">Je peux ajouter des <text:span text:style-name="T4">rameurs</text:span> au groupe en sélectionnant parmi les <text:span text:style-name="T4">rameurs</text:span> qui ne sont pas déjà dans le groupe</text:p>
                </text:list-item>
                <text:list-item>
                  <text:p text:style-name="P23">Je peux annuler la création du groupe </text:p>
                </text:list-item>
                <text:list-item>
                  <text:p text:style-name="P23">Je peux terminer la création du groupe uniquement si un nom a été donné au groupe</text:p>
                  <text:list>
                    <text:list-item>
                      <text:p text:style-name="P23">Je peux voir que mon nouveau groupe a bien été groupe<text:tab/></text:p>
                    </text:list-item>
                  </text:list>
                </text:list-item>
              </text:list>
            </text:list-item>
            <text:list-item>
              <text:p text:style-name="P23">Je peux voir chaque groupe (Nom, Membres)</text:p>
            </text:list-item>
            <text:list-item>
              <text:p text:style-name="P23">Je peux modifier chaque groupe</text:p>
              <text:list>
                <text:list-item>
                  <text:p text:style-name="P23">Je peux modifier son nom</text:p>
                </text:list-item>
                <text:list-item>
                  <text:p text:style-name="P23">Je peux ajouter des <text:span text:style-name="T4">rameurs</text:span> au groupe en sélectionnant parmi les <text:span text:style-name="T4">rameurs</text:span> qui ne sont pas déjà dans le groupe</text:p>
                </text:list-item>
                <text:list-item>
                  <text:p text:style-name="P16">Je peux annuler la <text:span text:style-name="T2">modification</text:span> en cours du compte</text:p>
                </text:list-item>
                <text:list-item>
                  <text:p text:style-name="P16">Je peux <text:span text:style-name="T2">valider</text:span> la <text:span text:style-name="T2">modification uniquement s’il y a eu au moins un changement</text:span></text:p>
                  <text:list>
                    <text:list-item>
                      <text:p text:style-name="P23">Je peux voir que ma modification a bien été faite</text:p>
                    </text:list-item>
                  </text:list>
                </text:list-item>
              </text:list>
            </text:list-item>
            <text:list-item>
              <text:p text:style-name="P16"><text:soft-page-break/>Je peux supprimer un ou plusieurs <text:span text:style-name="T2">groupes</text:span></text:p>
              <text:list>
                <text:list-item>
                  <text:p text:style-name="P23">On me demande de confirmer mon choix</text:p>
                  <text:list>
                    <text:list-item>
                      <text:p text:style-name="P23">Je peux voir que ma suppression a bien été fait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Je peux me déconnecter</text:p>
          <text:list>
            <text:list-item>
              <text:p text:style-name="P23">Je peux annuler ou confirmer mon choix</text:p>
            </text:list-item>
          </text:list>
        </text:list-item>
      </text:list>
      <text:p text:style-name="P10"/>
      <text:p text:style-name="P8"/>
      <text:h text:style-name="P12" text:outline-level="3"/>
      <text:h text:style-name="P6" text:outline-level="3"><text:bookmark-start text:name="__RefHeading___Toc853_4251685383"/><text:span text:style-name="T6">En tant qu’</text:span><text:span text:style-name="T5">Entraîneur </text:span>:<text:bookmark-end text:name="__RefHeading___Toc853_4251685383"/></text:h>
      <text:list xml:id="list3072489408" text:style-name="L7">
        <text:list-item>
          <text:p text:style-name="P45">Je peux me connecter</text:p>
        </text:list-item>
        <text:list-item>
          <text:p text:style-name="P29">Je peux choisir :</text:p>
          <text:list>
            <text:list-item>
              <text:p text:style-name="P29">de visualiser mon profil</text:p>
            </text:list-item>
            <text:list-item>
              <text:p text:style-name="P29">de visualiser les créneaux</text:p>
            </text:list-item>
            <text:list-item>
              <text:p text:style-name="P29">de visualiser les pirogues</text:p>
            </text:list-item>
            <text:list-item>
              <text:p text:style-name="P29">de visualiser la liste des rameurs</text:p>
            </text:list-item>
            <text:list-item>
              <text:p text:style-name="P29">de visualiser la liste des groupes</text:p>
            </text:list-item>
            <text:list-item>
              <text:p text:style-name="P29">de me déconnecter</text:p>
            </text:list-item>
          </text:list>
        </text:list-item>
        <text:list-item>
          <text:p text:style-name="P49">Je peux visualiser mon profil (Nom, Prénom, Titre (rameurs ou entraîneurs), Téléphone, Mail ) </text:p>
          <text:list>
            <text:list-item>
              <text:p text:style-name="P49">Je peux modifier mon mot de passe <text:span text:style-name="T2">uniquement si le dernier changement date de 15 jours</text:span></text:p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59">Je saisi mon nouveau mot de passe</text:p>
                </text:list-item>
                <text:list-item>
                  <text:p text:style-name="P59">Je confirme mon nouveau mot de passe en le saisissant une deuxième fois</text:p>
                </text:list-item>
                <text:list-item>
                  <text:p text:style-name="P59">Je peux annuler la modification en cours de mon mot de passe</text:p>
                </text:list-item>
                <text:list-item>
                  <text:p text:style-name="P59">Je peux valider la modification uniquement si le nouveau mot de passe est différent des 5 derniers anciens mots de passes.</text:p>
                  <text:list>
                    <text:list-item>
                      <text:p text:style-name="P59">Je suis notifié que ma modification <text:span text:style-name="T7">a bien été faite</text:span></text:p>
                    </text:list-item>
                    <text:list-item>
                      <text:p text:style-name="P30">Je suis notifié si il y a une erreur</text:p>
                    </text:list-item>
                  </text:list>
                </text:list-item>
              </text:list>
            </text:list-item>
          </text:list>
        </text:list-item>
      </text:list>
      <text:list xml:id="list201710510233637" text:continue-list="list3072489408" text:style-name="L7">
        <text:list-item>
          <text:list>
            <text:list-item>
              <text:p text:style-name="P49">Je peux modifier mon numéro de téléphone et mon mail</text:p>
            </text:list-item>
          </text:list>
        </text:list-item>
      </text:list>
      <text:list text:style-name="L9">
        <text:list-item>
          <text:list>
            <text:list-item>
              <text:p text:style-name="P19">Je peux annuler la <text:span text:style-name="T2">modification</text:span> en cours du compte</text:p>
            </text:list-item>
            <text:list-item>
              <text:p text:style-name="P19">Je peux <text:span text:style-name="T2">valider</text:span> la <text:span text:style-name="T2">modification uniquement s’il y a eu au moins un changement</text:span></text:p>
              <text:list>
                <text:list-item>
                  <text:p text:style-name="P31">Je peux voir que ma modification a bien été faite</text:p>
                </text:list-item>
                <text:list-item>
                  <text:p text:style-name="P60">Je suis notifié si il y a une erreur</text:p>
                </text:list-item>
              </text:list>
            </text:list-item>
          </text:list>
        </text:list-item>
      </text:list>
      <text:p text:style-name="P11"/>
      <text:list xml:id="list201710167656005" text:continue-list="list201710510233637" text:style-name="L7">
        <text:list-item>
          <text:p text:style-name="P46">Je peux visualiser l’<text:span text:style-name="T8">ensemble d</text:span>es créneaux disponibles</text:p>
          <text:list>
            <text:list-item>
              <text:p text:style-name="P45">Je peux créer un nouveau créneau <text:span text:style-name="T8">d’entraînement</text:span>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71"><text:span text:style-name="T9">Je </text:span><text:span text:style-name="T8">dois</text:span><text:span text:style-name="T9"> spécifier quelle</text:span><text:span text:style-name="T8">(s)</text:span><text:span text:style-name="T9"> pirogue</text:span><text:span text:style-name="T8">(</text:span><text:span text:style-name="T9">s</text:span><text:span text:style-name="T8">)</text:span><text:span text:style-name="T9"> </text:span><text:span text:style-name="T8">sera/</text:span><text:span text:style-name="T9">seront utilisé</text:span><text:span text:style-name="T8">e(</text:span><text:span text:style-name="T9">s</text:span><text:span text:style-name="T8">)</text:span><text:span text:style-name="T9"> durant ce créneau, </text:span><text:span text:style-name="T8">en sélectionnant</text:span><text:span text:style-name="T9"> </text:span><text:span text:style-name="T8">parmi la liste des pirogues disponibles</text:span></text:p>
                </text:list-item>
                <text:list-item>
                  <text:p text:style-name="P72">Je dois spécifier la date.</text:p>
                </text:list-item>
                <text:list-item>
                  <text:p text:style-name="P50">Je dois spécifier l’heure de début et l’heure de fin du créneaux</text:p>
                </text:list-item>
                <text:list-item>
                  <text:p text:style-name="P50">Je peux choisir <text:span text:style-name="T10">quel rameur sera sur n’importe quelle position</text:span> <text:span text:style-name="T10">de</text:span> la ou les pirogue(s), en sélectionnant<text:span text:style-name="T9"> </text:span>parmi la liste des rameurs <text:span text:style-name="T10">qui ne sont pas encore positionnés</text:span>.</text:p>
                </text:list-item>
                <text:list-item>
                  <text:p text:style-name="P72">Je peux enlever un rameur de sa position</text:p>
                </text:list-item>
                <text:list-item>
                  <text:p text:style-name="P50">Je peux choisir à quel(s) groupe(s) le créneau sera destiné (par défaut il est proposé à tous les rameurs)</text:p>
                </text:list-item>
                <text:list-item>
                  <text:p text:style-name="P50">Je peux annuler la création en cours du créneau</text:p>
                </text:list-item>
                <text:list-item>
                  <text:p text:style-name="P61">Je peux terminer la création du nouveau créneau uniquement si la ou les pirogues ainsi que <text:span text:style-name="T10">la date, </text:span>l’heure de début et l’heure de fin ont été spécifiée(s) </text:p>
                  <text:list>
                    <text:list-item>
                      <text:p text:style-name="P61">Je suis notifié que ma création <text:span text:style-name="T7">a bien été faite</text:span></text:p>
                    </text:list-item>
                    <text:list-item>
                      <text:p text:style-name="P32">Je vois s’il manque un champ obligatoire</text:p>
                    </text:list-item>
                    <text:list-item>
                      <text:p text:style-name="P32">Je suis notifié si il y a une erreur</text:p>
                    </text:list-item>
                  </text:list>
                </text:list-item>
              </text:list>
            </text:list-item>
            <text:list-item>
              <text:p text:style-name="P61">Je peux voir chaque créneau <text:span text:style-name="T10">et ses détails</text:span></text:p>
              <text:list>
                <text:list-item>
                  <text:p text:style-name="P50">Je peux visualiser le nombres de places restantes</text:p>
                </text:list-item>
                <text:list-item>
                  <text:p text:style-name="P50">Je peux visualiser les rameurs qui ce sont inscrit au créneau et leurs positions sur la ou les pirogues </text:p>
                </text:list-item>
                <text:list-item>
                  <text:p text:style-name="P78">Je peux voir à quel(s) groupe(s) le créneau est destiné</text:p>
                </text:list-item>
                <text:list-item>
                  <text:p text:style-name="P72">La date, l’heure de début et l’heure de fin</text:p>
                </text:list-item>
              </text:list>
            </text:list-item>
            <text:list-item>
              <text:p text:style-name="P50">Je peux modifier un créneau disponible</text:p>
              <text:list>
                <text:list-item>
                  <text:p text:style-name="P72">Je peux ajouter des pirogues <text:span text:style-name="T8">en sélectionnant</text:span><text:span text:style-name="T9"> </text:span><text:span text:style-name="T8">parmi la liste des pirogues disponibles</text:span></text:p>
                </text:list-item>
                <text:list-item>
                  <text:p text:style-name="P72">Je peux enlever des pirogues du créneau</text:p>
                </text:list-item>
                <text:list-item>
                  <text:p text:style-name="P50">Je peux choisir <text:span text:style-name="T10">quel rameur sera sur n’importe quelle position</text:span> <text:span text:style-name="T10">de</text:span> la ou les pirogue(s), en sélectionnant<text:span text:style-name="T9"> </text:span>parmi la liste des rameurs <text:span text:style-name="T10">qui ne sont pas encore positionnés</text:span>.</text:p>
                </text:list-item>
                <text:list-item>
                  <text:p text:style-name="P72">Je peux enlever un rameur de sa position</text:p>
                </text:list-item>
                <text:list-item>
                  <text:p text:style-name="P50">Je peux annuler la <text:span text:style-name="T10">modification</text:span> en cours du créneaux</text:p>
                </text:list-item>
                <text:list-item>
                  <text:p text:style-name="P61">Je peux terminer la <text:span text:style-name="T10">modification </text:span>uniquement <text:span text:style-name="T10">un élément a été modifié</text:span></text:p>
                  <text:list>
                    <text:list-item>
                      <text:p text:style-name="P61">Je suis notifié que ma <text:span text:style-name="T10">modification</text:span> <text:span text:style-name="T7">a bien été faite</text:span></text:p>
                    </text:list-item>
                    <text:list-item>
                      <text:p text:style-name="P32"><text:soft-page-break/>Je suis notifié si il y a une erreur</text:p>
                    </text:list-item>
                  </text:list>
                </text:list-item>
              </text:list>
            </text:list-item>
            <text:list-item>
              <text:p text:style-name="P72">Je peux supprimer un créneau</text:p>
              <text:list>
                <text:list-item>
                  <text:p text:style-name="P32">On me demande de confirmer mon choix</text:p>
                  <text:list>
                    <text:list-item>
                      <text:p text:style-name="P32">Je peux voir que ma suppression a bien été faite</text:p>
                    </text:list-item>
                    <text:list-item>
                      <text:p text:style-name="P61">Je suis notifié si il y a une erreur</text:p>
                      <text:p text:style-name="P61"/>
                    </text:list-item>
                  </text:list>
                </text:list-item>
              </text:list>
            </text:list-item>
          </text:list>
        </text:list-item>
      </text:list>
      <text:list xml:id="list201709905144319" text:continue-list="list201710167656005" text:style-name="L7">
        <text:list-item>
          <text:p text:style-name="P80">Je peux visualiser l’<text:span text:style-name="T10">ensemble</text:span> des pirogues</text:p>
        </text:list-item>
      </text:list>
      <text:list xml:id="list3996439034" text:style-name="L11">
        <text:list-item>
          <text:list>
            <text:list-item>
              <text:p text:style-name="P47">Je peux créer un<text:span text:style-name="T10">e</text:span> nouve<text:span text:style-name="T10">lle</text:span> <text:span text:style-name="T10">pirogue</text:span></text:p>
            </text:list-item>
          </text:list>
        </text:list-item>
      </text:list>
      <text:list text:style-name="L12">
        <text:list-item>
          <text:list>
            <text:list-item>
              <text:list>
                <text:list-item>
                  <text:p text:style-name="P81"><text:span text:style-name="T9">Je </text:span><text:span text:style-name="T8">dois</text:span><text:span text:style-name="T9"> spécifier </text:span><text:span text:style-name="T10">son type (v1, v6, v12, etc.)</text:span></text:p>
                </text:list-item>
                <text:list-item>
                  <text:p text:style-name="P73">Je peux ajouter un commentaire</text:p>
                </text:list-item>
                <text:list-item>
                  <text:p text:style-name="P51">Je peux annuler la création en cours du créneau</text:p>
                </text:list-item>
                <text:list-item>
                  <text:p text:style-name="P62">Je peux terminer la création du nouveau créneau uniquement si </text:p>
                  <text:list>
                    <text:list-item>
                      <text:p text:style-name="P62">Je suis notifié que ma création <text:span text:style-name="T7">a bien été faite</text:span></text:p>
                    </text:list-item>
                    <text:list-item>
                      <text:p text:style-name="P33">Je vois s’il manque un champ obligatoire</text:p>
                    </text:list-item>
                    <text:list-item>
                      <text:p text:style-name="P33">Je suis notifié si il y a une erreur</text:p>
                    </text:list-item>
                  </text:list>
                </text:list-item>
              </text:list>
            </text:list-item>
          </text:list>
        </text:list-item>
      </text:list>
      <text:list xml:id="list201711948310401" text:continue-list="list3996439034" text:style-name="L11">
        <text:list-item>
          <text:list>
            <text:list-item>
              <text:p text:style-name="P63">Je peux voir chaque <text:span text:style-name="T11">pirogue</text:span> <text:span text:style-name="T10">et ses détails</text:span></text:p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p text:style-name="P52">Je peux visualiser s<text:span text:style-name="T11">on type</text:span></text:p>
                </text:list-item>
                <text:list-item>
                  <text:p text:style-name="P82">Je peux visualiser si la pirogue est libre ou indisponible</text:p>
                </text:list-item>
                <text:list-item>
                  <text:p text:style-name="P52">Je peux visualise<text:span text:style-name="T11">r le commentaire sur la pirogue</text:span></text:p>
                </text:list-item>
                <text:list-item>
                  <text:p text:style-name="P74"><text:span text:style-name="T11">Je peux visualiser l</text:span>a date, <text:span text:style-name="T11">et </text:span>l’heure de <text:span text:style-name="T11">l’ajout de la pirogue</text:span></text:p>
                </text:list-item>
                <text:list-item>
                  <text:p text:style-name="P74"><text:span text:style-name="T11">Je peux visualiser l</text:span>a date, <text:span text:style-name="T11">et </text:span>l’heure de <text:span text:style-name="T11">l</text:span><text:span text:style-name="T4">a dernière modification</text:span></text:p>
                </text:list-item>
              </text:list>
            </text:list-item>
          </text:list>
        </text:list-item>
      </text:list>
      <text:list xml:id="list201711691570442" text:continue-list="list201711948310401" text:style-name="L11">
        <text:list-item>
          <text:list>
            <text:list-item>
              <text:p text:style-name="P53">Je peux modifier <text:span text:style-name="T11">une pirogue</text:span></text:p>
            </text:list-item>
          </text:list>
        </text:list-item>
      </text:list>
      <text:list text:style-name="L14">
        <text:list-item>
          <text:list>
            <text:list-item>
              <text:list>
                <text:list-item>
                  <text:p text:style-name="P75">Je peux <text:span text:style-name="T11">modifier</text:span> <text:span text:style-name="T11">le type</text:span></text:p>
                </text:list-item>
                <text:list-item>
                  <text:p text:style-name="P75">Je peux <text:span text:style-name="T11">modifier le commentaire</text:span></text:p>
                </text:list-item>
                <text:list-item>
                  <text:p text:style-name="P54">Je peux annuler l<text:span text:style-name="T4">es</text:span> <text:span text:style-name="T10">modification</text:span><text:span text:style-name="T4">s</text:span> en cours</text:p>
                </text:list-item>
                <text:list-item>
                  <text:p text:style-name="P54"><text:span text:style-name="T2">Je peux terminer la </text:span><text:span text:style-name="T10">modification </text:span><text:span text:style-name="T2">uniquement </text:span><text:span text:style-name="T4">si</text:span><text:span text:style-name="T2"> </text:span><text:span text:style-name="T10">un élément a été modifié</text:span></text:p>
                  <text:list>
                    <text:list-item>
                      <text:p text:style-name="P64">Je suis notifié que ma <text:span text:style-name="T10">modification</text:span> <text:span text:style-name="T7">a bien été faite</text:span></text:p>
                    </text:list-item>
                    <text:list-item>
                      <text:p text:style-name="P34">Je suis notifié si il y a une erreur</text:p>
                    </text:list-item>
                  </text:list>
                </text:list-item>
              </text:list>
            </text:list-item>
          </text:list>
        </text:list-item>
      </text:list>
      <text:list xml:id="list201710742785248" text:continue-list="list201711691570442" text:style-name="L11">
        <text:list-item>
          <text:list>
            <text:list-item>
              <text:p text:style-name="P76">Je peux supprimer un<text:span text:style-name="T4">e pirogue</text:span></text:p>
            </text:list-item>
          </text:list>
        </text:list-item>
      </text:list>
      <text:list text:style-name="L15">
        <text:list-item>
          <text:list>
            <text:list-item>
              <text:list>
                <text:list-item>
                  <text:p text:style-name="P35">On me demande de confirmer mon choix</text:p>
                  <text:list>
                    <text:list-item>
                      <text:p text:style-name="P35">Je peux voir que ma suppression a bien été faite</text:p>
                    </text:list-item>
                    <text:list-item>
                      <text:p text:style-name="P65"><text:soft-page-break/>Je suis notifié si il y a une erreur</text:p>
                    </text:list-item>
                  </text:list>
                </text:list-item>
              </text:list>
            </text:list-item>
          </text:list>
        </text:list-item>
      </text:list>
      <text:list xml:id="list201711636345213" text:continue-list="list201709905144319" text:style-name="L7">
        <text:list-item>
          <text:p text:style-name="P20">Je peux visualiser l’ensemble des <text:span text:style-name="T4">rameurs</text:span> <text:span text:style-name="T2">dans une liste</text:span></text:p>
          <text:list>
            <text:list-item>
              <text:p text:style-name="P29">Je peux voir chaque profil (Nom, Prénom, Titre, Numéro de Téléphone, E-mail)</text:p>
            </text:list-item>
            <text:list-item>
              <text:p text:style-name="P43">Je peux voir le groupe ou les groupes auquel ils appartiennent si ils font partis d’un groupe</text:p>
            </text:list-item>
          </text:list>
        </text:list-item>
        <text:list-item>
          <text:p text:style-name="P29">Je peux visualiser l’ensemble des groupes <text:span text:style-name="T4">de rameurs</text:span> dans une liste</text:p>
          <text:list>
            <text:list-item>
              <text:p text:style-name="P20">Je peux créer des <text:span text:style-name="T2">nouveaux </text:span>groupes <text:span text:style-name="T4">de rameurs</text:span></text:p>
            </text:list-item>
          </text:list>
        </text:list-item>
      </text:list>
      <text:list text:style-name="L16">
        <text:list-item>
          <text:list>
            <text:list-item>
              <text:list>
                <text:list-item>
                  <text:p text:style-name="P36">Je dois nommer le groupe</text:p>
                </text:list-item>
                <text:list-item>
                  <text:p text:style-name="P36">Je peux ajouter des <text:span text:style-name="T4">rameurs</text:span> au groupe en sélectionnant parmi les <text:span text:style-name="T4">rameurs</text:span> qui ne sont pas déjà dans le groupe</text:p>
                </text:list-item>
                <text:list-item>
                  <text:p text:style-name="P36">Je peux annuler la création du groupe </text:p>
                </text:list-item>
                <text:list-item>
                  <text:p text:style-name="P36">Je peux terminer la création du groupe uniquement si un nom a été donné au groupe</text:p>
                  <text:list>
                    <text:list-item>
                      <text:p text:style-name="P36">Je peux voir que mon nouveau groupe a bien été groupe<text:tab/></text:p>
                    </text:list-item>
                  </text:list>
                </text:list-item>
              </text:list>
            </text:list-item>
          </text:list>
        </text:list-item>
      </text:list>
      <text:list xml:id="list201712023947467" text:continue-list="list201711636345213" text:style-name="L7">
        <text:list-item>
          <text:list>
            <text:list-item>
              <text:p text:style-name="P29">Je peux voir chaque groupe (Nom, Membres)</text:p>
            </text:list-item>
            <text:list-item>
              <text:p text:style-name="P29">Je peux modifier chaque groupe</text:p>
            </text:list-item>
          </text:list>
        </text:list-item>
      </text:list>
      <text:list text:style-name="L17">
        <text:list-item>
          <text:list>
            <text:list-item>
              <text:list>
                <text:list-item>
                  <text:p text:style-name="P37">Je peux modifier son nom</text:p>
                </text:list-item>
                <text:list-item>
                  <text:p text:style-name="P37">Je peux ajouter des <text:span text:style-name="T4">rameurs</text:span> au groupe en sélectionnant parmi les <text:span text:style-name="T4">rameurs</text:span> qui ne sont pas déjà dans le groupe</text:p>
                </text:list-item>
                <text:list-item>
                  <text:p text:style-name="P21">Je peux annuler la <text:span text:style-name="T2">modification</text:span> en cours du compte</text:p>
                </text:list-item>
                <text:list-item>
                  <text:p text:style-name="P21">Je peux <text:span text:style-name="T2">valider</text:span> la <text:span text:style-name="T2">modification uniquement s’il y a eu au moins un changement</text:span></text:p>
                  <text:list>
                    <text:list-item>
                      <text:p text:style-name="P37">Je peux voir que ma modification a bien été faite</text:p>
                    </text:list-item>
                  </text:list>
                </text:list-item>
              </text:list>
            </text:list-item>
          </text:list>
        </text:list-item>
      </text:list>
      <text:list xml:id="list201711134499222" text:continue-list="list201712023947467" text:style-name="L7">
        <text:list-item>
          <text:list>
            <text:list-item>
              <text:p text:style-name="P20">Je peux supprimer un ou plusieurs <text:span text:style-name="T2">groupes</text:span></text:p>
            </text:list-item>
          </text:list>
        </text:list-item>
      </text:list>
      <text:list text:style-name="L18">
        <text:list-item>
          <text:list>
            <text:list-item>
              <text:list>
                <text:list-item>
                  <text:p text:style-name="P38">On me demande de confirmer mon choix</text:p>
                  <text:list>
                    <text:list-item>
                      <text:p text:style-name="P38">Je peux voir que ma suppression a bien été faite</text:p>
                    </text:list-item>
                  </text:list>
                </text:list-item>
              </text:list>
            </text:list-item>
          </text:list>
        </text:list-item>
      </text:list>
      <text:list xml:id="list201710233374942" text:continue-list="list201711134499222" text:style-name="L7">
        <text:list-item>
          <text:p text:style-name="P20">Je peux me déconnecter</text:p>
          <text:list>
            <text:list-item>
              <text:p text:style-name="P29">Je peux annuler ou confirmer mon choix</text:p>
            </text:list-item>
          </text:list>
        </text:list-item>
      </text:list>
      <text:h text:style-name="P12" text:outline-level="3"/>
      <text:h text:style-name="P9" text:outline-level="3"><text:bookmark-start text:name="__RefHeading___Toc855_4251685383"/><text:span text:style-name="T6">En tant que </text:span><text:span text:style-name="T5">Rameur </text:span>:<text:bookmark-end text:name="__RefHeading___Toc855_4251685383"/></text:h>
      <text:list xml:id="list2204579804" text:style-name="L19">
        <text:list-item>
          <text:p text:style-name="P48">Je peux me connecter</text:p>
        </text:list-item>
        <text:list-item>
          <text:p text:style-name="P39">Je peux choisir :</text:p>
          <text:list>
            <text:list-item>
              <text:p text:style-name="P39">de visualiser mon profil</text:p>
            </text:list-item>
            <text:list-item>
              <text:p text:style-name="P39">de visualiser les créneaux <text:span text:style-name="T4">qui me sont destinés</text:span></text:p>
            </text:list-item>
            <text:list-item>
              <text:p text:style-name="P39">de me déconnecter</text:p>
            </text:list-item>
          </text:list>
        </text:list-item>
        <text:list-item>
          <text:p text:style-name="P55">Je peux visualiser mon profil (Nom, Prénom, Titre (rameurs ou entraîneurs), Téléphone, Mail ) </text:p>
        </text:list-item>
      </text:list>
      <text:list xml:id="list1036608398" text:style-name="L20">
        <text:list-item>
          <text:list>
            <text:list-item>
              <text:p text:style-name="P56">Je peux modifier mon mot de passe <text:span text:style-name="T2">uniquement si le dernier changement date de 15 jours</text:span></text:p>
            </text:list-item>
          </text:list>
        </text:list-item>
      </text:list>
      <text:list text:style-name="L21">
        <text:list-item>
          <text:list>
            <text:list-item>
              <text:list>
                <text:list-item>
                  <text:p text:style-name="P67">Je saisi mon nouveau mot de passe</text:p>
                </text:list-item>
              </text:list>
            </text:list-item>
          </text:list>
        </text:list-item>
      </text:list>
      <text:list text:style-name="L22">
        <text:list-item>
          <text:list>
            <text:list-item>
              <text:list>
                <text:list-item>
                  <text:p text:style-name="P68">Je confirme mon nouveau mot de passe en le saisissant une deuxième fois</text:p>
                </text:list-item>
                <text:list-item>
                  <text:p text:style-name="P68">Je peux annuler la modification en cours de mon mot de passe</text:p>
                </text:list-item>
                <text:list-item>
                  <text:p text:style-name="P68">Je peux valider la modification uniquement si le nouveau mot de passe est différent des 5 derniers anciens mots de passes.</text:p>
                  <text:list>
                    <text:list-item>
                      <text:p text:style-name="P68">Je suis notifié que ma modification <text:span text:style-name="T7">a bien été faite</text:span></text:p>
                    </text:list-item>
                    <text:list-item>
                      <text:p text:style-name="P40">Je suis notifié si il y a une erreur</text:p>
                    </text:list-item>
                  </text:list>
                </text:list-item>
              </text:list>
            </text:list-item>
          </text:list>
        </text:list-item>
      </text:list>
      <text:list xml:id="list201710899033263" text:continue-list="list1036608398" text:style-name="L20">
        <text:list-item>
          <text:list>
            <text:list-item>
              <text:p text:style-name="P56">Je peux modifier mon numéro de téléphone et mon mail</text:p>
            </text:list-item>
            <text:list-item>
              <text:p text:style-name="P22">Je peux annuler l<text:span text:style-name="T4">es</text:span> <text:span text:style-name="T2">modification</text:span><text:span text:style-name="T4">s</text:span> en cours du compte</text:p>
            </text:list-item>
            <text:list-item>
              <text:p text:style-name="P22">Je peux <text:span text:style-name="T2">valider</text:span> l<text:span text:style-name="T4">es</text:span> <text:span text:style-name="T2">modification</text:span><text:span text:style-name="T4">s</text:span><text:span text:style-name="T2"> uniquement s’il y a eu au moins un changement</text:span></text:p>
            </text:list-item>
          </text:list>
        </text:list-item>
      </text:list>
      <text:list text:style-name="L23">
        <text:list-item>
          <text:list>
            <text:list-item>
              <text:list>
                <text:list-item>
                  <text:p text:style-name="P41">Je peux voir que ma modification a bien été faite</text:p>
                </text:list-item>
                <text:list-item>
                  <text:p text:style-name="P69">Je suis notifié si il y a une erreur</text:p>
                </text:list-item>
              </text:list>
            </text:list-item>
          </text:list>
        </text:list-item>
      </text:list>
      <text:list xml:id="list201710316545774" text:continue-list="list2204579804" text:style-name="L19">
        <text:list-item>
          <text:p text:style-name="P48">Je peux visualiser l’<text:span text:style-name="T8">ensemble d</text:span>es créneaux <text:span text:style-name="T4">qui me sont destinés</text:span></text:p>
          <text:list>
            <text:list-item>
              <text:p text:style-name="P66">Je peux voir chaque créneau <text:span text:style-name="T10">et ses détails</text:span></text:p>
            </text:list-item>
          </text:list>
        </text:list-item>
      </text:list>
      <text:list text:style-name="L24">
        <text:list-item>
          <text:list>
            <text:list-item>
              <text:list>
                <text:list-item>
                  <text:p text:style-name="P57">Je peux visualiser le nombres de places restantes</text:p>
                </text:list-item>
                <text:list-item>
                  <text:p text:style-name="P57">Je peux visualiser les rameurs qui ce sont inscrit au créneau et leurs positions sur la ou les pirogues </text:p>
                </text:list-item>
                <text:list-item>
                  <text:p text:style-name="P77">La date, l’heure de début et l’heure de fin</text:p>
                </text:list-item>
                <text:list-item>
                  <text:p text:style-name="P83"><text:span text:style-name="T8">Je peux </text:span><text:span text:style-name="T4">me positionner sur une seule pirogue d’un créneau uniquement si la place est libre</text:span></text:p>
                </text:list-item>
                <text:list-item>
                  <text:p text:style-name="P79">Je ne peux pas me positionner sur plusieurs créneaux qui ont le même jour et la même heure de début et de fin</text:p>
                </text:list-item>
              </text:list>
            </text:list-item>
          </text:list>
        </text:list-item>
      </text:list>
      <text:list xml:id="list201711494657295" text:continue-list="list201710316545774" text:style-name="L19">
        <text:list-item>
          <text:p text:style-name="P55"><text:soft-page-break/>Je reçoit une notification dès qu’un créneau a été créé et qu’il m’<text:span text:style-name="T4">est</text:span> destiné</text:p>
        </text:list-item>
        <text:list-item>
          <text:p text:style-name="P55">Je reçoit un sms dès qu’un créneau a été créé et qu’il m’<text:span text:style-name="T12">est</text:span> destiné</text:p>
        </text:list-item>
        <text:list-item>
          <text:p text:style-name="P15">Je peux me déconnecter</text:p>
        </text:list-item>
      </text:list>
      <text:h text:style-name="P14" text:outline-level="2" text:is-list-header="true"><text:bookmark-start text:name="__RefHeading___Toc993_4251685383"/><text:tab/><text:bookmark-end text:name="__RefHeading___Toc993_4251685383"/></text:h>
      <text:h text:style-name="P14" text:outline-level="2"><text:tab/>Users Case : </text:h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Spotted_20_Gray" draw:display-name="Spotted Gray" draw:style="radial" draw:cx="50%" draw:cy="50%" draw:start-color="#b2b2b2" draw:end-color="#eeeeee" draw:start-intensity="100%" draw:end-intensity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.353cm" fo:margin-bottom="0.212cm" style:contextual-spacing="false" fo:text-indent="0cm" style:auto-text-indent="false"/>
      <style:text-properties fo:color="#00a933" loext:opacity="100%" fo:font-size="16pt" fo:font-style="italic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2cm" fo:margin-right="0cm" fo:margin-top="0.247cm" fo:margin-bottom="0.212cm" style:contextual-spacing="false" fo:text-indent="0cm" style:auto-text-indent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d0d0d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d0d0d0" draw:fill-gradient-name="Spotted_20_Gray" draw:gradient-step-count="0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gradient" draw:background-size="full" draw:fill-color="#d0d0d0" draw:fill-gradient-name="Spotted_20_Gray" draw:gradient-step-count="0" draw:opacity="100%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Index" style:page-layout-name="Mpm2" draw:style-name="Mdp2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2:45:53.927000000</meta:creation-date>
    <dc:date>2023-10-09T20:17:09.764000000</dc:date>
    <meta:editing-duration>PT57M18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0" meta:paragraph-count="200" meta:word-count="2026" meta:character-count="10256" meta:non-whitespace-character-count="8594"/>
  </office:meta>
</office:document-meta>
</file>